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3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Paragraph</text:h>
      <text:p text:style-name="Text_20_body">A line.</text:p>
      <text:p text:style-name="P1">The first paragraph of page two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8:53</dc:date>
    <dc:creator>Vincent Spiewak</dc:creator>
    <meta:editing-duration>PT00H04M09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3" meta:paragraph-count="5" meta:word-count="15" meta:character-count="78"/>
  </office:meta>
</office:document-meta>
</file>